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3fb0"/>
    </style:style>
    <style:style style:name="P2" style:family="paragraph" style:parent-style-name="Text_20_body">
      <style:paragraph-properties fo:margin-left="1.251cm" fo:text-indent="0cm" style:auto-text-indent="false"/>
      <style:text-properties officeooo:rsid="00163630" officeooo:paragraph-rsid="00163630"/>
    </style:style>
    <style:style style:name="P3" style:family="paragraph" style:parent-style-name="Text_20_body">
      <style:paragraph-properties fo:margin-left="1.251cm" fo:text-indent="0cm" style:auto-text-indent="false"/>
      <style:text-properties officeooo:rsid="001a14b6" officeooo:paragraph-rsid="001a14b6"/>
    </style:style>
    <style:style style:name="P4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paragraph-rsid="000e3fb0"/>
    </style:style>
    <style:style style:name="P5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0f5728" officeooo:paragraph-rsid="000f5728"/>
    </style:style>
    <style:style style:name="P6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0fdb47" officeooo:paragraph-rsid="000fdb47"/>
    </style:style>
    <style:style style:name="P7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112b82" officeooo:paragraph-rsid="00112b82"/>
    </style:style>
    <style:style style:name="P8" style:family="paragraph" style:parent-style-name="Text_20_body">
      <style:paragraph-properties fo:margin-left="1.251cm" fo:text-indent="0cm" style:auto-text-indent="false"/>
      <style:text-properties officeooo:rsid="001da6dd" officeooo:paragraph-rsid="001f6133"/>
    </style:style>
    <style:style style:name="P9" style:family="paragraph" style:parent-style-name="Text_20_body">
      <style:text-properties officeooo:rsid="00225d53" officeooo:paragraph-rsid="00225d53"/>
    </style:style>
    <style:style style:name="P10" style:family="paragraph" style:parent-style-name="Text_20_body">
      <style:paragraph-properties fo:margin-left="1.251cm" fo:text-indent="0cm" style:auto-text-indent="false"/>
      <style:text-properties officeooo:rsid="00225d53" officeooo:paragraph-rsid="00225d53"/>
    </style:style>
    <style:style style:name="P11" style:family="paragraph" style:parent-style-name="Text_20_body">
      <style:text-properties fo:font-weight="bold" officeooo:rsid="0029cfcb" officeooo:paragraph-rsid="0029cfcb" style:font-weight-asian="bold" style:font-weight-complex="bold"/>
    </style:style>
    <style:style style:name="T1" style:family="text">
      <style:text-properties officeooo:rsid="000c0272"/>
    </style:style>
    <style:style style:name="T2" style:family="text">
      <style:text-properties officeooo:rsid="000e3fb0"/>
    </style:style>
    <style:style style:name="T3" style:family="text">
      <style:text-properties officeooo:rsid="000fdb47"/>
    </style:style>
    <style:style style:name="T4" style:family="text">
      <style:text-properties officeooo:rsid="00112b82"/>
    </style:style>
    <style:style style:name="T5" style:family="text">
      <style:text-properties officeooo:rsid="0012ac2b"/>
    </style:style>
    <style:style style:name="T6" style:family="text">
      <style:text-properties officeooo:rsid="0017294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7294b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f2437" style:font-style-asian="normal" style:font-style-complex="normal"/>
    </style:style>
    <style:style style:name="T11" style:family="text">
      <style:text-properties fo:font-style="normal" officeooo:rsid="001f6133" style:font-style-asian="normal" style:font-style-complex="normal"/>
    </style:style>
    <style:style style:name="T12" style:family="text">
      <style:text-properties officeooo:rsid="00249a52"/>
    </style:style>
    <style:style style:name="T13" style:family="text">
      <style:text-properties officeooo:rsid="0025572e"/>
    </style:style>
    <style:style style:name="T14" style:family="text">
      <style:text-properties officeooo:rsid="0026498e"/>
    </style:style>
    <style:style style:name="T15" style:family="text">
      <style:text-properties officeooo:rsid="0027836d"/>
    </style:style>
    <style:style style:name="T16" style:family="text">
      <style:text-properties officeooo:rsid="002c6c39"/>
    </style:style>
    <style:style style:name="T17" style:family="text">
      <style:text-properties officeooo:rsid="00305d05"/>
    </style:style>
    <style:style style:name="T18" style:family="text">
      <style:text-properties officeooo:rsid="003275cd"/>
    </style:style>
    <style:style style:name="T19" style:family="text">
      <style:text-properties officeooo:rsid="0033576a"/>
    </style:style>
    <style:style style:name="T20" style:family="text">
      <style:text-properties officeooo:rsid="0035230e"/>
    </style:style>
    <style:style style:name="T21" style:family="text">
      <style:text-properties officeooo:rsid="0036ea91"/>
    </style:style>
    <style:style style:name="T22" style:family="text">
      <style:text-properties officeooo:rsid="0038bb56"/>
    </style:style>
    <style:style style:name="T23" style:family="text">
      <style:text-properties officeooo:rsid="00390b38"/>
    </style:style>
    <style:style style:name="T24" style:family="text">
      <style:text-properties officeooo:rsid="003a3f48"/>
    </style:style>
    <style:style style:name="T25" style:family="text">
      <style:text-properties officeooo:rsid="003c61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 ‘/’ means the text box should be cleared</text:p>
      <text:p text:style-name="P9">Cat-wizard:</text:p>
      <text:p text:style-name="P10">“<text:span text:style-name="T13">h</text:span>i!!!!! <text:span text:style-name="T12">You like fishing?”</text:span></text:p>
      <text:p text:style-name="P10">“<text:span text:style-name="T13">omg</text:span><text:span text:style-name="T12"> you caught a fish! mroowmeowmrowmeaowmrrpp”</text:span></text:p>
      <text:p text:style-name="P10">“<text:span text:style-name="T13">nya!”</text:span></text:p>
      <text:p text:style-name="P10">“<text:span text:style-name="T14">waow...thats a big one”</text:span></text:p>
      <text:p text:style-name="P10">“<text:span text:style-name="T14">yippeeeeeeeeeeeeeeeeeeeeeeeeeeeeeeeeeeeeeeeeeeeeeeeeeeeeeeeeee!”</text:span></text:p>
      <text:p text:style-name="P10">“<text:span text:style-name="T15">oh noes!!! its illegal to catch those fish! / put it back in quickly! / unless…”</text:span></text:p>
      <text:p text:style-name="P10">“<text:span text:style-name="T16">I always say ‘meownyan’ instead of ‘good meownyan’ because if it was a good meownyan, i’d be fishing”</text:span></text:p>
      <text:p text:style-name="P10">“<text:span text:style-name="T17">oh noes!!! that fish is too big! be careful!!!”</text:span></text:p>
      <text:p text:style-name="P10">“<text:span text:style-name="T18">your stool seems lonely.”</text:span></text:p>
      <text:p text:style-name="P10">“<text:span text:style-name="T19">stool fren :D”</text:span></text:p>
      <text:p text:style-name="P10">“:<text:span text:style-name="T20">3”</text:span></text:p>
      <text:p text:style-name="P10">“<text:span text:style-name="T21">awawawawawawawawawawawawa”</text:span></text:p>
      <text:p text:style-name="P10">“<text:span text:style-name="T22">i cast a spell on u :3”</text:span></text:p>
      <text:p text:style-name="P10">“<text:span text:style-name="T23">makus fishingrodus!”</text:span></text:p>
      <text:p text:style-name="P10">“<text:span text:style-name="T24">trust me im a wizard”</text:span></text:p>
      <text:p text:style-name="P10">“<text:span text:style-name="T25">mrow / go fish things”</text:span></text:p>
      <text:p text:style-name="P1"><text:span text:style-name="T2">When you are caught with protected fish:</text:span></text:p>
      <text:p text:style-name="P4"><text:span text:style-name="T2">(Idea 1) </text:span>“<text:span text:style-name="T1">No, no, this won’t do… / Some of these fish are a protected species.” (to themselves) “bloody dragons, the greedy sons of pigs!” (to the dragon again) “I’m afraid you’re coming with me, sir. Poaching is a serious offence.”</text:span></text:p>
      <text:p text:style-name="P5">(Idea 2) “<text:span text:style-name="T3">Oh no no no. Looks like you can fish a lot better than you can read. Catch &amp; release protected fish, the sign says. / I’m afraid protocol mandates you come with me.”</text:span></text:p>
      <text:p text:style-name="P6">(Idea 3) “<text:span text:style-name="T4">Oh bloody hell…you’ve been a *bad* dragon”</text:span></text:p>
      <text:p text:style-name="P7">(Idea 4) “<text:span text:style-name="T5">Uhm... sir? / You can’t catch those fish. It’s not allowed (sweat forms on the fisheries fish) / If you’d be so kind, sir, to come with me..?” (the dragon obliges)</text:span></text:p>
      <text:p text:style-name="P2">(Idea 5) “WHAT IN THE MARIANA TRENCH DO YOU THINK YOU’RE DOING?! CATCHING PROTECTED FISH? / THE <text:span text:style-name="T7">NERVE</text:span> OF PEOPLE THESE DAYS! YOU’RE COMING WITH ME. <text:span text:style-name="T6">IT’S THE </text:span><text:span text:style-name="T8">DUNGEON</text:span><text:span text:style-name="T6"> FOR YOU!</text:span></text:p>
      <text:p text:style-name="P3">(Idea 6) “Ye gods. Breaking the law, are we? I’ll have you know back in MY day we treated the law with some RESPECT. / You youngsters these days treat the world like a disposable sword. / (getting angrier) “Let’s see how inconsiderate you <text:span text:style-name="T7">whelps </text:span><text:span text:style-name="T9">can be in the King’s dungeon!”</text:span></text:p>
      <text:p text:style-name="P8"><text:span text:style-name="T9">(Idea 7) “</text:span><text:span text:style-name="T10">It makes me so mad! We clean your rivers, entertain your guests, and feed your people, and you still aren’t satisfied. Do you ever say thank you! No! I think I’ll take you to the dungeons, just for fun.” *laughs*</text:span></text:p>
      <text:p text:style-name="P8"><text:soft-page-break/><text:span text:style-name="T11">(Idea 8)</text:span><text:span text:style-name="T10"> </text:span></text:p>
      <text:p text:style-name="P3"><text:span text:style-name="T9"/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1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1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1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2:48:57.979946871</meta:creation-date>
    <dc:date>2024-08-17T16:54:15.827473730</dc:date>
    <meta:editing-duration>PT4H4M52S</meta:editing-duration>
    <meta:editing-cycles>47</meta:editing-cycles>
    <meta:generator>LibreOffice/24.2.5.2$Linux_X86_64 LibreOffice_project/bffef4ea93e59bebbeaf7f431bb02b1a39ee8a59</meta:generator>
    <meta:document-statistic meta:table-count="0" meta:image-count="0" meta:object-count="0" meta:page-count="2" meta:paragraph-count="27" meta:word-count="348" meta:character-count="1967" meta:non-whitespace-character-count="1645"/>
  </office:meta>
</office:document-meta>
</file>